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96pt" svg:height="295.03pt" svg:x="338.8pt" svg:y="109.7pt">
            <loext:p draw:notify-on-update-of-ranges="Sheet1.A3:Sheet1.A7 Sheet1.B1:Sheet1.B1 Sheet1.B3:Sheet1.B7 Sheet1.C3:Sheet1.C7 Sheet1.C3:Sheet1.C7 Sheet1.D1:Sheet1.D1 Sheet1.D3:Sheet1.D7 Sheet1.E3:Sheet1.E7 Sheet1.E3:Sheet1.E7 Sheet1.F1:Sheet1.F1 Sheet1.F3:Sheet1.F7 Sheet1.G3:Sheet1.G7 Sheet1.G3:Sheet1.G7 Sheet1.H1:Sheet1.H1 Sheet1.H3:Sheet1.H7 Sheet1.I3:Sheet1.I7 Sheet1.I3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read 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 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Read (Linux+SC)</text:p>
          </table:table-cell>
          <table:covered-table-cell/>
          <table:table-cell office:value-type="string" calcext:value-type="string" table:number-columns-spanned="2" table:number-rows-spanned="1">
            <text:p>StreamRead (Linux+SC+RM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0.2677" calcext:value-type="float">
            <text:p>0.2677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2706" calcext:value-type="float">
            <text:p>0.2706</text:p>
          </table:table-cell>
          <table:table-cell table:style-name="ce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0002" calcext:value-type="float">
            <text:p>0.0002</text:p>
          </table:table-cell>
          <table:table-cell table:style-name="ce2" office:value-type="float" office:value="0.298" calcext:value-type="float">
            <text:p>0.298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3009" calcext:value-type="float">
            <text:p>0.3009</text:p>
          </table:table-cell>
          <table:table-cell table:style-name="ce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0007" calcext:value-type="float">
            <text:p>0.0007</text:p>
          </table:table-cell>
          <table:table-cell table:style-name="ce2" office:value-type="float" office:value="0.3849" calcext:value-type="float">
            <text:p>0.3849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3842" calcext:value-type="float">
            <text:p>0.3842</text:p>
          </table:table-cell>
          <table:table-cell table:style-name="ce2"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1.1018" calcext:value-type="float">
            <text:p>1.1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1.0853" calcext:value-type="float">
            <text:p>1.0853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1.099" calcext:value-type="float">
            <text:p>1.0990</text:p>
          </table:table-cell>
          <table:table-cell table:style-name="ce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4.2136" calcext:value-type="float">
            <text:p>4.21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8687" calcext:value-type="float">
            <text:p>3.8687</text:p>
          </table:table-cell>
          <table:table-cell office:value-type="float" office:value="0.0023" calcext:value-type="float">
            <text:p>0.0023</text:p>
          </table:table-cell>
          <table:table-cell table:style-name="ce2" office:value-type="float" office:value="3.954" calcext:value-type="float">
            <text:p>3.9540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3.9818" calcext:value-type="float">
            <text:p>3.9818</text:p>
          </table:table-cell>
          <table:table-cell table:style-name="ce2" office:value-type="float" office:value="0.0019" calcext:value-type="float">
            <text:p>0.0019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float" office:value="8.7238" calcext:value-type="float">
            <text:p>8.7238</text:p>
          </table:table-cell>
          <table:table-cell office:value-type="float" office:value="0.0017" calcext:value-type="float">
            <text:p>0.0017</text:p>
          </table:table-cell>
          <table:table-cell office:value-type="float" office:value="39.8115" calcext:value-type="float">
            <text:p>39.8115</text:p>
          </table:table-cell>
          <table:table-cell office:value-type="float" office:value="0.0065" calcext:value-type="float">
            <text:p>0.0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466" calcext:value-type="float">
            <text:p>8.84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39.839" calcext:value-type="float">
            <text:p>39.8390</text:p>
          </table:table-cell>
          <table:table-cell office:value-type="float" office:value="0.005" calcext:value-type="float">
            <text:p>0.00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82" calcext:value-type="float">
            <text:p>9.0820</text:p>
          </table:table-cell>
          <table:table-cell office:value-type="float" office:value="0.0059" calcext:value-type="float">
            <text:p>0.0059</text:p>
          </table:table-cell>
          <table:table-cell office:value-type="float" office:value="40.0828" calcext:value-type="float">
            <text:p>40.0828</text:p>
          </table:table-cell>
          <table:table-cell office:value-type="float" office:value="0.0071" calcext:value-type="float">
            <text:p>0.0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701" calcext:value-type="float">
            <text:p>10.7010</text:p>
          </table:table-cell>
          <table:table-cell office:value-type="float" office:value="0.0088" calcext:value-type="float">
            <text:p>0.0088</text:p>
          </table:table-cell>
          <table:table-cell office:value-type="float" office:value="40.9197" calcext:value-type="float">
            <text:p>40.9197</text:p>
          </table:table-cell>
          <table:table-cell office:value-type="float" office:value="0.0097" calcext:value-type="float">
            <text:p>0.009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16.1632" calcext:value-type="float">
            <text:p>16.1632</text:p>
          </table:table-cell>
          <table:table-cell table:style-name="Default" office:value-type="float" office:value="0.0309" calcext:value-type="float">
            <text:p>0.0309</text:p>
          </table:table-cell>
          <table:table-cell table:style-name="Default" office:value-type="float" office:value="136.2779" calcext:value-type="float">
            <text:p>136.2779</text:p>
          </table:table-cell>
          <table:table-cell table:style-name="Default" office:value-type="float" office:value="0.0342" calcext:value-type="float">
            <text:p>0.0342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490.96pt" svg:height="295.03pt" svg:x="338.8pt" svg:y="109.7pt">
            <loext:p draw:notify-on-update-of-ranges="Sheet2.A3:Sheet2.A7 Sheet2.B1:Sheet2.B1 Sheet2.B3:Sheet2.B7 Sheet1.C3:Sheet1.C7 Sheet1.C3:Sheet1.C7 Sheet2.D1:Sheet2.D1 Sheet2.D3:Sheet2.D7 Sheet1.E3:Sheet1.E7 Sheet1.E3:Sheet1.E7 Sheet2.F1:Sheet2.F1 Sheet2.F3:Sheet2.F7 Sheet1.G3:Sheet1.G7 Sheet1.G3:Sheet1.G7 Sheet2.H1:Sheet2.H1 Sheet2.H3:Sheet2.H7 Sheet1.I3:Sheet1.I7 Sheet1.I3:Sheet1.I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write 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 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 (Linux+SC)</text:p>
          </table:table-cell>
          <table:covered-table-cell/>
          <table:table-cell office:value-type="string" calcext:value-type="string" table:number-columns-spanned="2" table:number-rows-spanned="1">
            <text:p>StreamWrite (Linux+SC+RM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0027" calcext:value-type="float">
            <text:p>0.0027</text:p>
          </table:table-cell>
          <table:table-cell table:style-name="ce2" office:value-type="float" office:value="0.605" calcext:value-type="float">
            <text:p>0.6050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0.6059" calcext:value-type="float">
            <text:p>0.6059</text:p>
          </table:table-cell>
          <table:table-cell table:style-name="ce2"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016" calcext:value-type="float">
            <text:p>0.0016</text:p>
          </table:table-cell>
          <table:table-cell table:style-name="ce2" office:value-type="float" office:value="0.6224" calcext:value-type="float">
            <text:p>0.6224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6183" calcext:value-type="float">
            <text:p>0.6183</text:p>
          </table:table-cell>
          <table:table-cell table:style-name="ce2"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0.7127" calcext:value-type="float">
            <text:p>0.7127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7187" calcext:value-type="float">
            <text:p>0.7187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2.176" calcext:value-type="float">
            <text:p>2.176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1365" calcext:value-type="float">
            <text:p>2.1365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2.2065" calcext:value-type="float">
            <text:p>2.2065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2.2493" calcext:value-type="float">
            <text:p>2.2493</text:p>
          </table:table-cell>
          <table:table-cell table:style-name="ce2" office:value-type="float" office:value="0.002" calcext:value-type="float">
            <text:p>0.0020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8.1711" calcext:value-type="float">
            <text:p>8.1711</text:p>
          </table:table-cell>
          <table:table-cell office:value-type="float" office:value="0.0038" calcext:value-type="float">
            <text:p>0.0038</text:p>
          </table:table-cell>
          <table:table-cell office:value-type="float" office:value="7.9571" calcext:value-type="float">
            <text:p>7.9571</text:p>
          </table:table-cell>
          <table:table-cell office:value-type="float" office:value="0.0085" calcext:value-type="float">
            <text:p>0.0085</text:p>
          </table:table-cell>
          <table:table-cell table:style-name="ce2" office:value-type="float" office:value="8.0389" calcext:value-type="float">
            <text:p>8.0389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8.0342" calcext:value-type="float">
            <text:p>8.0342</text:p>
          </table:table-cell>
          <table:table-cell table:style-name="ce2" office:value-type="float" office:value="0.0022" calcext:value-type="float">
            <text:p>0.002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float" office:value="8.7238" calcext:value-type="float">
            <text:p>8.7238</text:p>
          </table:table-cell>
          <table:table-cell office:value-type="float" office:value="0.0017" calcext:value-type="float">
            <text:p>0.0017</text:p>
          </table:table-cell>
          <table:table-cell office:value-type="float" office:value="39.8115" calcext:value-type="float">
            <text:p>39.8115</text:p>
          </table:table-cell>
          <table:table-cell office:value-type="float" office:value="0.0065" calcext:value-type="float">
            <text:p>0.0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466" calcext:value-type="float">
            <text:p>8.84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39.839" calcext:value-type="float">
            <text:p>39.8390</text:p>
          </table:table-cell>
          <table:table-cell office:value-type="float" office:value="0.005" calcext:value-type="float">
            <text:p>0.00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082" calcext:value-type="float">
            <text:p>9.0820</text:p>
          </table:table-cell>
          <table:table-cell office:value-type="float" office:value="0.0059" calcext:value-type="float">
            <text:p>0.0059</text:p>
          </table:table-cell>
          <table:table-cell office:value-type="float" office:value="40.0828" calcext:value-type="float">
            <text:p>40.0828</text:p>
          </table:table-cell>
          <table:table-cell office:value-type="float" office:value="0.0071" calcext:value-type="float">
            <text:p>0.0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701" calcext:value-type="float">
            <text:p>10.7010</text:p>
          </table:table-cell>
          <table:table-cell office:value-type="float" office:value="0.0088" calcext:value-type="float">
            <text:p>0.0088</text:p>
          </table:table-cell>
          <table:table-cell office:value-type="float" office:value="40.9197" calcext:value-type="float">
            <text:p>40.9197</text:p>
          </table:table-cell>
          <table:table-cell office:value-type="float" office:value="0.0097" calcext:value-type="float">
            <text:p>0.009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16.1632" calcext:value-type="float">
            <text:p>16.1632</text:p>
          </table:table-cell>
          <table:table-cell table:style-name="Default" office:value-type="float" office:value="0.0309" calcext:value-type="float">
            <text:p>0.0309</text:p>
          </table:table-cell>
          <table:table-cell table:style-name="Default" office:value-type="float" office:value="136.2779" calcext:value-type="float">
            <text:p>136.2779</text:p>
          </table:table-cell>
          <table:table-cell table:style-name="Default" office:value-type="float" office:value="0.0342" calcext:value-type="float">
            <text:p>0.034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9:01:48.589886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2T23:38:16.066648800</dc:date>
    <meta:editing-duration>PT41M39S</meta:editing-duration>
    <meta:editing-cycles>9</meta:editing-cycles>
    <meta:generator>LibreOffice/5.1.6.2$Linux_X86_64 LibreOffice_project/10m0$Build-2</meta:generator>
    <meta:document-statistic meta:table-count="2" meta:cell-count="1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7" chart:error-lower-range="Sheet1.C3:Sheet1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7" chart:error-lower-range="Sheet1.C3:Sheet1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7" chart:error-lower-range="Sheet1.E3:Sheet1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7" chart:error-lower-range="Sheet1.E3:Sheet1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7" chart:error-lower-range="Sheet1.G3:Sheet1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7" chart:error-lower-range="Sheet1.G3:Sheet1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7" chart:error-lower-range="Sheet1.I3:Sheet1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7" chart:error-lower-range="Sheet1.I3:Sheet1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0.21cm" svg:y="0.093cm" style:legend-expansion="custom" chartooo:width="17.004cm" chartooo:height="1.487cm" style:legend-expansion-aspect-ratio="11.4351042367182" chart:style-name="ch2"/>
        <chart:plot-area chart:style-name="ch3" table:cell-range-address="Sheet1.A3:Sheet1.B7 Sheet1.B1:Sheet1.B1 Sheet1.D1:Sheet1.D1 Sheet1.D3:Sheet1.D7 Sheet1.F1:Sheet1.F1 Sheet1.F3:Sheet1.F7 Sheet1.H1:Sheet1.H1 Sheet1.H3:Sheet1.H7" chart:data-source-has-labels="both" svg:x="2.964cm" svg:y="1.714cm" svg:width="12.744cm" svg:height="7.235cm">
          <chartooo:coordinate-region svg:x="3.959cm" svg:y="1.99cm" svg:width="11.155cm" svg:height="6.158cm"/>
          <chart:axis chart:dimension="x" chart:name="primary-x" chart:style-name="ch4" chartooo:axis-type="auto">
            <chartooo:date-scale/>
            <chart:title svg:x="8.404cm" svg:y="9.394cm" chart:style-name="ch5">
              <text:p>File read size</text:p>
            </chart:title>
            <chart:categories table:cell-range-address="Sheet1.A3:Sheet1.A7"/>
          </chart:axis>
          <chart:axis chart:dimension="y" chart:name="primary-y" chart:style-name="ch6">
            <chart:title svg:x="0.243cm" svg:y="8.308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7" chart:label-cell-address="Sheet1.B1:Sheet1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1.D3:Sheet1.D7" chart:label-cell-address="Sheet1.D1:Sheet1.D1" chart:class="chart:line">
            <chart:error-indicator chart:style-name="ch13" chart:dimension="y"/>
            <chart:data-point chart:repeated="5"/>
          </chart:series>
          <chart:series chart:style-name="ch14" chart:values-cell-range-address="Sheet1.F3:Sheet1.F7" chart:label-cell-address="Sheet1.F1:Sheet1.F1" chart:class="chart:line">
            <chart:error-indicator chart:style-name="ch15" chart:dimension="y"/>
            <chart:data-point chart:repeated="5"/>
          </chart:series>
          <chart:series chart:style-name="ch16" chart:values-cell-range-address="Sheet1.H3:Sheet1.H7" chart:label-cell-address="Sheet1.H1:Sheet1.H1" chart:class="chart:line">
            <chart:error-indicator chart:style-name="ch17" chart:dimension="y"/>
            <chart:data-point chart:repeated="4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Read 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Read 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Read 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1.A3:Sheet1.A7</svg:desc>
                </draw:g>
              </table:table-cell>
              <table:table-cell office:value-type="float" office:value="0.2068">
                <text:p>0.2068</text:p>
                <draw:g>
                  <svg:desc>Sheet1.B3:Sheet1.B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2245">
                <text:p>0.2245</text:p>
                <draw:g>
                  <svg:desc>Sheet1.D3:Sheet1.D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2677">
                <text:p>0.2677</text:p>
                <draw:g>
                  <svg:desc>Sheet1.F3:Sheet1.F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2706">
                <text:p>0.2706</text:p>
                <draw:g>
                  <svg:desc>Sheet1.H3:Sheet1.H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2378">
                <text:p>0.237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453">
                <text:p>0.245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98">
                <text:p>0.29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3009">
                <text:p>0.30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3399">
                <text:p>0.3399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3337">
                <text:p>0.3337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0.3849">
                <text:p>0.3849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3842">
                <text:p>0.3842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.1018">
                <text:p>1.1018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1.0251">
                <text:p>1.0251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.0853">
                <text:p>1.0853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1.099">
                <text:p>1.09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4.2136">
                <text:p>4.2136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3.8687">
                <text:p>3.8687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3.954">
                <text:p>3.954</text:p>
              </table:table-cell>
              <table:table-cell office:value-type="float" office:value="0.0075">
                <text:p>0.0075</text:p>
              </table:table-cell>
              <table:table-cell office:value-type="float" office:value="0.0075">
                <text:p>0.0075</text:p>
              </table:table-cell>
              <table:table-cell office:value-type="float" office:value="3.9818">
                <text:p>3.9818</text:p>
              </table:table-cell>
              <table:table-cell office:value-type="float" office:value="0.0019">
                <text:p>0.0019</text:p>
              </table:table-cell>
              <table:table-cell office:value-type="float" office:value="0.0019">
                <text:p>0.0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7" chart:error-lower-range="Sheet1.C3:Sheet1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7" chart:error-lower-range="Sheet1.C3:Sheet1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7" chart:error-lower-range="Sheet1.E3:Sheet1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7" chart:error-lower-range="Sheet1.E3:Sheet1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7" chart:error-lower-range="Sheet1.G3:Sheet1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7" chart:error-lower-range="Sheet1.G3:Sheet1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7" chart:error-lower-range="Sheet1.I3:Sheet1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7" chart:error-lower-range="Sheet1.I3:Sheet1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0.21cm" svg:y="0.093cm" style:legend-expansion="custom" chartooo:width="17.004cm" chartooo:height="1.487cm" style:legend-expansion-aspect-ratio="11.4351042367182" chart:style-name="ch2"/>
        <chart:plot-area chart:style-name="ch3" table:cell-range-address="Sheet2.A3:Sheet2.B7 Sheet2.B1:Sheet2.B1 Sheet2.D1:Sheet2.D1 Sheet2.D3:Sheet2.D7 Sheet2.F1:Sheet2.F1 Sheet2.F3:Sheet2.F7 Sheet2.H1:Sheet2.H1 Sheet2.H3:Sheet2.H7" chart:data-source-has-labels="both" svg:x="2.964cm" svg:y="1.714cm" svg:width="12.744cm" svg:height="7.235cm">
          <chartooo:coordinate-region svg:x="3.959cm" svg:y="1.99cm" svg:width="11.155cm" svg:height="6.158cm"/>
          <chart:axis chart:dimension="x" chart:name="primary-x" chart:style-name="ch4" chartooo:axis-type="auto">
            <chartooo:date-scale/>
            <chart:title svg:x="8.405cm" svg:y="9.395cm" chart:style-name="ch5">
              <text:p>File write size</text:p>
            </chart:title>
            <chart:categories table:cell-range-address="Sheet2.A3:Sheet2.A7"/>
          </chart:axis>
          <chart:axis chart:dimension="y" chart:name="primary-y" chart:style-name="ch6">
            <chart:title svg:x="0.243cm" svg:y="8.307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2.B3:Sheet2.B7" chart:label-cell-address="Sheet2.B1:Sheet2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2.D3:Sheet2.D7" chart:label-cell-address="Sheet2.D1:Sheet2.D1" chart:class="chart:line">
            <chart:error-indicator chart:style-name="ch13" chart:dimension="y"/>
            <chart:data-point chart:repeated="5"/>
          </chart:series>
          <chart:series chart:style-name="ch14" chart:values-cell-range-address="Sheet2.F3:Sheet2.F7" chart:label-cell-address="Sheet2.F1:Sheet2.F1" chart:class="chart:line">
            <chart:error-indicator chart:style-name="ch15" chart:dimension="y"/>
            <chart:data-point chart:repeated="5"/>
          </chart:series>
          <chart:series chart:style-name="ch16" chart:values-cell-range-address="Sheet2.H3:Sheet2.H7" chart:label-cell-address="Sheet2.H1:Sheet2.H1" chart:class="chart:line">
            <chart:error-indicator chart:style-name="ch17" chart:dimension="y"/>
            <chart:data-point chart:repeated="4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 (Linux)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 (Linux)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 (Linux+SC)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Write (Linux+SC+RM)</text:p>
                <draw:g>
                  <svg:desc>Sheet2.H1:Sheet2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2.A3:Sheet2.A7</svg:desc>
                </draw:g>
              </table:table-cell>
              <table:table-cell office:value-type="float" office:value="0.5241">
                <text:p>0.5241</text:p>
                <draw:g>
                  <svg:desc>Sheet2.B3:Sheet2.B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5369">
                <text:p>0.5369</text:p>
                <draw:g>
                  <svg:desc>Sheet2.D3:Sheet2.D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605">
                <text:p>0.605</text:p>
                <draw:g>
                  <svg:desc>Sheet2.F3:Sheet2.F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0001">
                <text:p>0.0001</text:p>
                <draw:g>
                  <svg:desc>Sheet1.G3:Sheet1.G7</svg:desc>
                </draw:g>
              </table:table-cell>
              <table:table-cell office:value-type="float" office:value="0.6059">
                <text:p>0.6059</text:p>
                <draw:g>
                  <svg:desc>Sheet2.H3:Sheet2.H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  <table:table-cell office:value-type="float" office:value="0.0001">
                <text:p>0.0001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5448">
                <text:p>0.544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5552">
                <text:p>0.555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224">
                <text:p>0.6224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183">
                <text:p>0.6183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6512">
                <text:p>0.6512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6509">
                <text:p>0.6509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0.7127">
                <text:p>0.7127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7187">
                <text:p>0.7187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2.176">
                <text:p>2.176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2.1365">
                <text:p>2.1365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2065">
                <text:p>2.206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2.2493">
                <text:p>2.2493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8.1711">
                <text:p>8.1711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7.9571">
                <text:p>7.9571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8.0389">
                <text:p>8.0389</text:p>
              </table:table-cell>
              <table:table-cell office:value-type="float" office:value="0.0075">
                <text:p>0.0075</text:p>
              </table:table-cell>
              <table:table-cell office:value-type="float" office:value="0.0075">
                <text:p>0.0075</text:p>
              </table:table-cell>
              <table:table-cell office:value-type="float" office:value="8.0342">
                <text:p>8.0342</text:p>
              </table:table-cell>
              <table:table-cell office:value-type="float" office:value="0.0019">
                <text:p>0.0019</text:p>
              </table:table-cell>
              <table:table-cell office:value-type="float" office:value="0.0019">
                <text:p>0.0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